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6.883cm" table:align="margins"/>
    </style:style>
    <style:style style:name="Tabelle1.A" style:family="table-column">
      <style:table-column-properties style:column-width="6.883cm" style:rel-column-width="65535*"/>
    </style:style>
    <style:style style:name="Tabelle1.A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2" style:family="table">
      <style:table-properties style:width="6.883cm" table:align="margins"/>
    </style:style>
    <style:style style:name="Tabelle2.A" style:family="table-column">
      <style:table-column-properties style:column-width="2.702cm" style:rel-column-width="1532*"/>
    </style:style>
    <style:style style:name="Tabelle2.B" style:family="table-column">
      <style:table-column-properties style:column-width="4.18cm" style:rel-column-width="2370*"/>
    </style:style>
    <style:style style:name="Tabelle2.A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" style:family="table">
      <style:table-properties style:width="6.883cm" table:align="margins" style:shadow="none"/>
    </style:style>
    <style:style style:name="Tabelle3.A" style:family="table-column">
      <style:table-column-properties style:column-width="3.441cm" style:rel-column-width="32767*"/>
    </style:style>
    <style:style style:name="Tabelle3.B" style:family="table-column">
      <style:table-column-properties style:column-width="3.441cm" style:rel-column-width="32768*"/>
    </style:style>
    <style:style style:name="Tabelle3.A1" style:family="table-cell">
      <style:table-cell-properties fo:background-color="#cccccc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" style:family="table">
      <style:table-properties style:width="6.883cm" table:align="margins"/>
    </style:style>
    <style:style style:name="Tabelle4.A" style:family="table-column">
      <style:table-column-properties style:column-width="6.883cm" style:rel-column-width="65535*"/>
    </style:style>
    <style:style style:name="Tabelle4.A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5" style:family="table">
      <style:table-properties style:width="6.883cm" table:align="margins"/>
    </style:style>
    <style:style style:name="Tabelle5.A" style:family="table-column">
      <style:table-column-properties style:column-width="6.883cm" style:rel-column-width="65535*"/>
    </style:style>
    <style:style style:name="Tabelle5.A1" style:family="table-cell">
      <style:table-cell-properties fo:background-color="#cccccc" fo:padding="0.097cm" fo:border="0.05pt solid #000000">
        <style:background-image/>
      </style:table-cell-properties>
    </style:style>
    <style:style style:name="Tabel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6.331cm" table:align="margins"/>
    </style:style>
    <style:style style:name="Tabelle6.A" style:family="table-column">
      <style:table-column-properties style:column-width="6.331cm" style:rel-column-width="65535*"/>
    </style:style>
    <style:style style:name="Tabelle6.A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6.883cm" table:align="margins"/>
    </style:style>
    <style:style style:name="Tabelle7.A" style:family="table-column">
      <style:table-column-properties style:column-width="3.441cm" style:rel-column-width="32767*"/>
    </style:style>
    <style:style style:name="Tabelle7.B" style:family="table-column">
      <style:table-column-properties style:column-width="3.441cm" style:rel-column-width="32768*"/>
    </style:style>
    <style:style style:name="Tabelle7.A1" style:family="table-cell">
      <style:table-cell-properties fo:background-color="#cccccc" fo:padding="0.097cm" fo:border="0.05pt solid #000000">
        <style:background-image/>
      </style:table-cell-properties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8" style:family="table">
      <style:table-properties style:width="6.883cm" table:align="margins"/>
    </style:style>
    <style:style style:name="Tabelle8.A" style:family="table-column">
      <style:table-column-properties style:column-width="6.883cm" style:rel-column-width="65535*"/>
    </style:style>
    <style:style style:name="Tabelle8.A1" style:family="table-cell">
      <style:table-cell-properties fo:background-color="#cccccc" fo:padding="0.097cm" fo:border="0.05pt solid #000000">
        <style:background-image/>
      </style:table-cell-properties>
    </style:style>
    <style:style style:name="Tabel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6.883cm" table:align="margins"/>
    </style:style>
    <style:style style:name="Tabelle9.A" style:family="table-column">
      <style:table-column-properties style:column-width="6.883cm" style:rel-column-width="65535*"/>
    </style:style>
    <style:style style:name="Tabelle9.A1" style:family="table-cell">
      <style:table-cell-properties fo:background-color="#cccccc" fo:padding="0.097cm" fo:border="0.05pt solid #000000">
        <style:background-image/>
      </style:table-cell-properties>
    </style:style>
    <style:style style:name="Tabel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0" style:family="table">
      <style:table-properties style:width="6.883cm" table:align="margins"/>
    </style:style>
    <style:style style:name="Tabelle10.A" style:family="table-column">
      <style:table-column-properties style:column-width="6.883cm" style:rel-column-width="65535*"/>
    </style:style>
    <style:style style:name="Tabelle10.A1" style:family="table-cell">
      <style:table-cell-properties fo:background-color="#cccccc" fo:padding="0.097cm" fo:border="0.05pt solid #000000">
        <style:background-image/>
      </style:table-cell-properties>
    </style:style>
    <style:style style:name="Tabel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1" style:family="table">
      <style:table-properties style:width="6.883cm" table:align="margins"/>
    </style:style>
    <style:style style:name="Tabelle11.A" style:family="table-column">
      <style:table-column-properties style:column-width="6.883cm" style:rel-column-width="65535*"/>
    </style:style>
    <style:style style:name="Tabelle11.A1" style:family="table-cell">
      <style:table-cell-properties fo:background-color="#cccccc" fo:padding="0.097cm" fo:border="0.05pt solid #000000">
        <style:background-image/>
      </style:table-cell-properties>
    </style:style>
    <style:style style:name="Tabel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6.883cm" table:align="margins"/>
    </style:style>
    <style:style style:name="Tabelle12.A" style:family="table-column">
      <style:table-column-properties style:column-width="6.883cm" style:rel-column-width="65535*"/>
    </style:style>
    <style:style style:name="Tabelle12.A1" style:family="table-cell">
      <style:table-cell-properties fo:background-color="#cccccc" fo:padding="0.097cm" fo:border="0.05pt solid #000000">
        <style:background-image/>
      </style:table-cell-properties>
    </style:style>
    <style:style style:name="Tabel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3" style:family="table">
      <style:table-properties style:width="6.883cm" table:align="margins"/>
    </style:style>
    <style:style style:name="Tabelle13.A" style:family="table-column">
      <style:table-column-properties style:column-width="6.883cm" style:rel-column-width="65535*"/>
    </style:style>
    <style:style style:name="Tabelle13.A1" style:family="table-cell">
      <style:table-cell-properties fo:background-color="#cccccc" fo:padding="0.097cm" fo:border="0.05pt solid #000000">
        <style:background-image/>
      </style:table-cell-properties>
    </style:style>
    <style:style style:name="Tabel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14" style:family="table">
      <style:table-properties style:width="6.883cm" table:align="margins"/>
    </style:style>
    <style:style style:name="Tabelle14.A" style:family="table-column">
      <style:table-column-properties style:column-width="3.441cm" style:rel-column-width="32767*"/>
    </style:style>
    <style:style style:name="Tabelle14.B" style:family="table-column">
      <style:table-column-properties style:column-width="3.441cm" style:rel-column-width="32768*"/>
    </style:style>
    <style:style style:name="Tabelle14.A1" style:family="table-cell">
      <style:table-cell-properties fo:background-color="#cccccc" fo:padding="0.097cm" fo:border="0.05pt solid #000000">
        <style:background-image/>
      </style:table-cell-properties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" fo:font-weight="bold" officeooo:rsid="00145b61" officeooo:paragraph-rsid="00145b61" style:font-weight-asian="bold" style:font-weight-complex="bold"/>
    </style:style>
    <style:style style:name="P2" style:family="paragraph" style:parent-style-name="Standard">
      <style:text-properties style:font-name="Courier" fo:font-style="italic" officeooo:rsid="00145b61" officeooo:paragraph-rsid="00145b61" style:font-style-asian="italic" style:font-style-complex="italic"/>
    </style:style>
    <style:style style:name="P3" style:family="paragraph" style:parent-style-name="Table_20_Contents">
      <style:text-properties style:font-name="Courier" fo:font-size="8pt" officeooo:rsid="00170446" officeooo:paragraph-rsid="00170446" style:font-size-asian="8pt" style:font-size-complex="8pt"/>
    </style:style>
    <style:style style:name="P4" style:family="paragraph" style:parent-style-name="Table_20_Contents">
      <style:text-properties style:font-name="Courier" fo:font-size="8pt" officeooo:rsid="00170446" officeooo:paragraph-rsid="0018de28" style:font-size-asian="8pt" style:font-size-complex="8pt"/>
    </style:style>
    <style:style style:name="P5" style:family="paragraph" style:parent-style-name="Table_20_Contents">
      <style:text-properties style:font-name="Courier" fo:font-size="8pt" officeooo:rsid="00145b61" officeooo:paragraph-rsid="00145b61" style:font-size-asian="8pt" style:font-size-complex="8pt"/>
    </style:style>
    <style:style style:name="P6" style:family="paragraph" style:parent-style-name="Table_20_Contents">
      <style:text-properties style:font-name="Courier" fo:font-size="8pt" officeooo:rsid="00145b61" officeooo:paragraph-rsid="0018de28" style:font-size-asian="8pt" style:font-size-complex="8pt"/>
    </style:style>
    <style:style style:name="P7" style:family="paragraph" style:parent-style-name="Table_20_Contents">
      <style:text-properties style:font-name="Courier" fo:font-size="8pt" officeooo:rsid="0018de28" officeooo:paragraph-rsid="0018de28" style:font-size-asian="8pt" style:font-size-complex="8pt"/>
    </style:style>
    <style:style style:name="P8" style:family="paragraph" style:parent-style-name="Table_20_Contents">
      <style:text-properties style:font-name="Courier" fo:font-size="8pt" officeooo:rsid="001597a5" officeooo:paragraph-rsid="001597a5" style:font-size-asian="8pt" style:font-size-complex="8pt"/>
    </style:style>
    <style:style style:name="P9" style:family="paragraph" style:parent-style-name="Table_20_Contents">
      <style:text-properties style:font-name="Courier" fo:font-size="8pt" officeooo:rsid="00155e08" officeooo:paragraph-rsid="00155e08" style:font-size-asian="8pt" style:font-size-complex="8pt"/>
    </style:style>
    <style:style style:name="P10" style:family="paragraph" style:parent-style-name="Table_20_Contents">
      <style:text-properties style:font-name="Courier" fo:font-size="8pt" officeooo:rsid="00193915" officeooo:paragraph-rsid="00193915" style:font-size-asian="8pt" style:font-size-complex="8pt"/>
    </style:style>
    <style:style style:name="P11" style:family="paragraph" style:parent-style-name="Table_20_Contents">
      <style:text-properties style:font-name="Courier" fo:font-size="8pt" officeooo:rsid="001ae3fa" officeooo:paragraph-rsid="001ae3fa" style:font-size-asian="8pt" style:font-size-complex="8pt"/>
    </style:style>
    <style:style style:name="P12" style:family="paragraph" style:parent-style-name="Table_20_Contents">
      <style:text-properties style:font-name="Courier" fo:font-size="8pt" officeooo:rsid="001c851c" officeooo:paragraph-rsid="001c851c" style:font-size-asian="8pt" style:font-size-complex="8pt"/>
    </style:style>
    <style:style style:name="P13" style:family="paragraph" style:parent-style-name="Table_20_Contents">
      <style:text-properties style:font-name="Courier" fo:font-size="8pt" fo:font-style="italic" officeooo:rsid="00170446" officeooo:paragraph-rsid="00170446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Courier" fo:font-size="8pt" fo:font-style="italic" officeooo:rsid="001ae3fa" officeooo:paragraph-rsid="001ae3fa" style:font-size-asian="8pt" style:font-style-asian="italic" style:font-size-complex="8pt" style:font-style-complex="italic"/>
    </style:style>
    <style:style style:name="P15" style:family="paragraph" style:parent-style-name="Table_20_Contents">
      <style:text-properties style:font-name="Courier" fo:font-size="8pt" fo:font-style="normal" officeooo:rsid="00193915" officeooo:paragraph-rsid="00193915" style:font-size-asian="8pt" style:font-style-asian="normal" style:font-size-complex="8pt" style:font-style-complex="normal"/>
    </style:style>
    <style:style style:name="P16" style:family="paragraph" style:parent-style-name="Table_20_Contents">
      <style:text-properties style:font-name="Courier" fo:font-size="8pt" fo:font-style="normal" officeooo:rsid="001ae3fa" officeooo:paragraph-rsid="001ae3fa" style:font-size-asian="8pt" style:font-style-asian="normal" style:font-size-complex="8pt" style:font-style-complex="normal"/>
    </style:style>
    <style:style style:name="P17" style:family="paragraph" style:parent-style-name="Table_20_Contents">
      <style:text-properties style:font-name="Courier" fo:font-size="8pt" fo:font-style="normal" officeooo:rsid="00170446" officeooo:paragraph-rsid="00170446" style:font-size-asian="8pt" style:font-style-asian="normal" style:font-size-complex="8pt" style:font-style-complex="normal"/>
    </style:style>
    <style:style style:name="P18" style:family="paragraph" style:parent-style-name="Table_20_Contents">
      <style:text-properties style:font-name="Courier" fo:font-size="8pt" fo:font-style="normal" officeooo:rsid="001d10af" officeooo:paragraph-rsid="001d10af" style:font-size-asian="8pt" style:font-style-asian="normal" style:font-size-complex="8pt" style:font-style-complex="normal"/>
    </style:style>
    <style:style style:name="P19" style:family="paragraph" style:parent-style-name="Table_20_Contents">
      <style:text-properties style:font-name="Courier" fo:font-size="8pt" style:text-underline-style="solid" style:text-underline-width="auto" style:text-underline-color="font-color" officeooo:rsid="001c851c" officeooo:paragraph-rsid="001c851c" style:font-size-asian="8pt" style:font-size-complex="8pt"/>
    </style:style>
    <style:style style:name="P20" style:family="paragraph" style:parent-style-name="Table_20_Contents">
      <style:text-properties style:font-name="Courier" fo:font-size="8pt" style:text-underline-style="none" officeooo:rsid="001c851c" officeooo:paragraph-rsid="001c851c" style:font-size-asian="8pt" style:font-size-complex="8pt"/>
    </style:style>
    <style:style style:name="P21" style:family="paragraph" style:parent-style-name="Table_20_Contents">
      <style:text-properties style:font-name="Courier" fo:font-size="6pt" officeooo:rsid="00193915" officeooo:paragraph-rsid="00193915" style:font-size-asian="6pt" style:font-size-complex="6pt"/>
    </style:style>
    <style:style style:name="P22" style:family="paragraph" style:parent-style-name="Table_20_Contents">
      <style:text-properties style:font-name="Courier" fo:font-size="6pt" style:text-underline-style="none" officeooo:rsid="001c851c" officeooo:paragraph-rsid="001c851c" style:font-size-asian="5.25pt" style:font-size-complex="6pt"/>
    </style:style>
    <style:style style:name="P23" style:family="paragraph" style:parent-style-name="Frame_20_contents">
      <style:text-properties officeooo:rsid="00145b61" officeooo:paragraph-rsid="00145b61"/>
    </style:style>
    <style:style style:name="P24" style:family="paragraph" style:parent-style-name="Frame_20_contents">
      <style:text-properties style:font-name="Courier" fo:font-size="10pt" fo:font-weight="bold" officeooo:rsid="00145b61" officeooo:paragraph-rsid="00145b61" style:font-size-asian="10pt" style:font-weight-asian="bold" style:font-size-complex="10pt" style:font-weight-complex="bold"/>
    </style:style>
    <style:style style:name="P25" style:family="paragraph" style:parent-style-name="Frame_20_contents">
      <style:text-properties style:font-name="Courier" fo:font-size="10pt" fo:font-weight="bold" officeooo:rsid="00155e08" officeooo:paragraph-rsid="00155e08" style:font-size-asian="10pt" style:font-weight-asian="bold" style:font-size-complex="10pt" style:font-weight-complex="bold"/>
    </style:style>
    <style:style style:name="P26" style:family="paragraph" style:parent-style-name="Frame_20_contents">
      <style:text-properties style:font-name="Courier" fo:font-size="10pt" fo:font-weight="bold" officeooo:rsid="001597a5" officeooo:paragraph-rsid="001597a5" style:font-size-asian="10pt" style:font-weight-asian="bold" style:font-size-complex="10pt" style:font-weight-complex="bold"/>
    </style:style>
    <style:style style:name="P27" style:family="paragraph" style:parent-style-name="Frame_20_contents">
      <style:text-properties style:font-name="Courier" fo:font-size="10pt" fo:font-weight="bold" officeooo:rsid="00170446" officeooo:paragraph-rsid="00170446" style:font-size-asian="10pt" style:font-weight-asian="bold" style:font-size-complex="10pt" style:font-weight-complex="bold"/>
    </style:style>
    <style:style style:name="P28" style:family="paragraph" style:parent-style-name="Frame_20_contents">
      <style:text-properties style:font-name="Courier" fo:font-size="10pt" fo:font-weight="bold" officeooo:rsid="001ae3fa" officeooo:paragraph-rsid="001ae3fa" style:font-size-asian="10pt" style:font-weight-asian="bold" style:font-size-complex="10pt" style:font-weight-complex="bold"/>
    </style:style>
    <style:style style:name="P29" style:family="paragraph" style:parent-style-name="Frame_20_contents">
      <style:text-properties style:font-name="Courier" fo:font-size="10pt" fo:font-weight="bold" officeooo:rsid="001c851c" officeooo:paragraph-rsid="001c851c" style:font-size-asian="10pt" style:font-weight-asian="bold" style:font-size-complex="10pt" style:font-weight-complex="bold"/>
    </style:style>
    <style:style style:name="P30" style:family="paragraph">
      <style:paragraph-properties fo:text-align="center"/>
    </style:style>
    <style:style style:name="T1" style:family="text">
      <style:text-properties officeooo:rsid="00145b61"/>
    </style:style>
    <style:style style:name="T2" style:family="text">
      <style:text-properties officeooo:rsid="001597a5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8de28" style:font-size-asian="10pt" style:font-size-complex="10pt"/>
    </style:style>
    <style:style style:name="T5" style:family="text">
      <style:text-properties fo:font-size="6pt" officeooo:rsid="00145b61" style:font-size-asian="6pt" style:font-size-complex="6pt"/>
    </style:style>
    <style:style style:name="T6" style:family="text">
      <style:text-properties officeooo:rsid="00193915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d10af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style:shadow="none" draw:shadow-opacity="100%"/>
    </style:style>
    <style:style style:name="gr1" style:family="graphic">
      <style:graphic-properties svg:stroke-color="#000000"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Rahmen1" text:anchor-type="paragraph" svg:x="8.594cm" svg:y="-0.893cm" svg:width="7.186cm" draw:z-index="0"><draw:text-box fo:min-height="3.082cm"><table:table table:name="Tabelle1" table:style-name="Tabelle1"><table:table-column table:style-name="Tabelle1.A"/><table:table-row><table:table-cell table:style-name="Tabelle1.A1" office:value-type="string"><text:p text:style-name="P24">TECanvas</text:p></table:table-cell></table:table-row><table:table-row><table:table-cell table:style-name="Tabelle1.A2" office:value-type="string"><text:p text:style-name="P5">editor</text:p><text:p text:style-name="P5">tensionSliders</text:p></table:table-cell></table:table-row><table:table-row><table:table-cell table:style-name="Tabelle1.A3" office:value-type="string"><text:p text:style-name="P13">handleEvent</text:p><text:p text:style-name="P13">tool.mouseDown/Drag/Up/onKeyDown</text:p></table:table-cell></table:table-row></table:table><text:p text:style-name="P23"/></draw:text-box></draw:frame><draw:frame draw:style-name="fr1" draw:name="Rahmen4" text:anchor-type="paragraph" svg:x="18.801cm" svg:y="-0.619cm" svg:width="7.186cm" draw:z-index="3"><draw:text-box fo:min-height="3.789cm"><table:table table:name="Tabelle4" table:style-name="Tabelle4"><table:table-column table:style-name="Tabelle4.A"/><table:table-row><table:table-cell table:style-name="Tabelle4.A1" office:value-type="string"><text:p text:style-name="P27">TEVisuallyModifiableCircle</text:p></table:table-cell></table:table-row><table:table-row><table:table-cell table:style-name="Tabelle4.A2" office:value-type="string"><text:p text:style-name="P3">circle (Path)</text:p><text:p text:style-name="P3">center (<text:span text:style-name="T6">only temp!</text:span>)</text:p><text:p text:style-name="P3">radius</text:p></table:table-cell></table:table-row><table:table-row><table:table-cell table:style-name="Tabelle4.A3" office:value-type="string"><text:p text:style-name="P10">mark / unmark</text:p><text:p text:style-name="P10">select / unselect</text:p><text:p text:style-name="P10">changeCircleToRectangle</text:p><text:p text:style-name="P10">changeRectangleToCircle</text:p><text:p text:style-name="P10">handleMouseDown/Drag/Up</text:p><text:p text:style-name="P10">(<text:span text:style-name="T9">no</text:span> handleEvent!)</text:p></table:table-cell></table:table-row></table:table><text:p text:style-name="P23"/></draw:text-box></draw:frame><draw:line text:anchor-type="paragraph" draw:z-index="13" draw:style-name="gr1" draw:text-style-name="P30" svg:x1="3.459cm" svg:y1="1.746cm" svg:x2="8.468cm" svg:y2="0.113cm"><text:p/></draw:line><draw:line text:anchor-type="paragraph" draw:z-index="14" draw:style-name="gr1" draw:text-style-name="P30" svg:x1="5.879cm" svg:y1="14.787cm" svg:x2="8.468cm" svg:y2="0.452cm"><text:p/></draw:line><draw:line text:anchor-type="paragraph" draw:z-index="26" draw:style-name="gr1" draw:text-style-name="P30" svg:x1="18.659cm" svg:y1="-0.004cm" svg:x2="14.718cm" svg:y2="3.617cm"><text:p/></draw:line><draw:line text:anchor-type="paragraph" draw:z-index="27" draw:style-name="gr1" draw:text-style-name="P30" svg:x1="23.761cm" svg:y1="4.988cm" svg:x2="23.78cm" svg:y2="0.072cm"><text:p/></draw:line>VSTENO EDITOR CLASSES</text:p>
      <text:p text:style-name="P2"><draw:frame draw:style-name="fr1" draw:name="Rahmen11" text:anchor-type="paragraph" svg:x="16.706cm" svg:y="14.192cm" svg:width="7.186cm" draw:z-index="10"><draw:text-box fo:min-height="1.697cm"><table:table table:name="Tabelle11" table:style-name="Tabelle11"><table:table-column table:style-name="Tabelle11.A"/><table:table-row><table:table-cell table:style-name="Tabelle11.A1" office:value-type="string"><text:p text:style-name="P27">TEVisuallyModifiableKnot</text:p></table:table-cell></table:table-row><table:table-row><table:table-cell table:style-name="Tabelle11.A2" office:value-type="string"><text:p text:style-name="P17">type (TEKnotType)</text:p><text:p text:style-name="P17">tensions [t1, t2]</text:p></table:table-cell></table:table-row></table:table><text:p text:style-name="P23"/></draw:text-box></draw:frame><draw:frame draw:style-name="fr1" draw:name="Rahmen10" text:anchor-type="paragraph" svg:x="19.681cm" svg:y="10.767cm" svg:width="7.186cm" draw:z-index="9"><draw:text-box fo:min-height="1.697cm"><table:table table:name="Tabelle10" table:style-name="Tabelle10"><table:table-column table:style-name="Tabelle10.A"/><table:table-row><table:table-cell table:style-name="Tabelle10.A1" office:value-type="string"><text:p text:style-name="P27">TEConnectionPointFollowing</text:p></table:table-cell></table:table-row><table:table-row><table:table-cell table:style-name="Tabelle10.A2" office:value-type="string"><text:p text:style-name="P13">-</text:p></table:table-cell></table:table-row><table:table-row><table:table-cell table:style-name="Tabelle10.A3" office:value-type="string"><text:p text:style-name="P16">markCircle</text:p><text:p text:style-name="P16">connect</text:p><text:p text:style-name="P16">handleMouseDown/Drag/Up</text:p></table:table-cell></table:table-row></table:table><text:p text:style-name="P23"/></draw:text-box></draw:frame><draw:frame draw:style-name="fr1" draw:name="Rahmen9" text:anchor-type="paragraph" svg:x="16.193cm" svg:y="7.652cm" svg:width="7.186cm" draw:z-index="8"><draw:text-box fo:min-height="1.697cm"><table:table table:name="Tabelle9" table:style-name="Tabelle9"><table:table-column table:style-name="Tabelle9.A"/><table:table-row><table:table-cell table:style-name="Tabelle9.A1" office:value-type="string"><text:p text:style-name="P27">TEConnectionPointPreceeding</text:p></table:table-cell></table:table-row><table:table-row><table:table-cell table:style-name="Tabelle9.A2" office:value-type="string"><text:p text:style-name="P14">-</text:p></table:table-cell></table:table-row><table:table-row><table:table-cell table:style-name="Tabelle9.A3" office:value-type="string"><text:p text:style-name="P16">markCircle</text:p><text:p text:style-name="P16">connect</text:p><text:p text:style-name="P16">findTangentRelativeToConnectionPoint</text:p><text:p text:style-name="P16">findTangentPointsBetweenCurves2and6</text:p><text:p text:style-name="P16">handleMouseDown/Drag/Up</text:p><text:p text:style-name="P16"/></table:table-cell></table:table-row></table:table><text:p text:style-name="P23"/></draw:text-box></draw:frame><draw:frame draw:style-name="fr1" draw:name="Rahmen8" text:anchor-type="paragraph" svg:x="8.763cm" svg:y="15.667cm" svg:width="7.186cm" draw:z-index="7"><draw:text-box fo:min-height="2.66cm"><table:table table:name="Tabelle8" table:style-name="Tabelle8"><table:table-column table:style-name="Tabelle8.A"/><table:table-row><table:table-cell table:style-name="Tabelle8.A1" office:value-type="string"><text:p text:style-name="P28">Global Functions</text:p></table:table-cell></table:table-row><table:table-row><table:table-cell table:style-name="Tabelle8.A2" office:value-type="string"><text:p text:style-name="P11">getControlPoints(p0,p1,p2,t1,t2)</text:p><text:p text:style-name="P11">calculateBezierPoint(p1,c1,p2,p2,perc)</text:p><text:p text:style-name="P11">findTangentPointRelativeToFixPoint(fixPoint, p1,c1,p2,c2,epsilon)</text:p></table:table-cell></table:table-row></table:table><text:p text:style-name="P23"/></draw:text-box></draw:frame><draw:frame draw:style-name="fr1" draw:name="Rahmen7" text:anchor-type="paragraph" svg:x="-0.113cm" svg:y="7.661cm" svg:width="7.186cm" draw:z-index="6"><draw:text-box fo:min-height="3.789cm"><table:table table:name="Tabelle7" table:style-name="Tabelle7"><table:table-column table:style-name="Tabelle7.A"/><table:table-column table:style-name="Tabelle7.B"/><table:table-row><table:table-cell table:style-name="Tabelle7.A1" table:number-columns-spanned="2" office:value-type="string"><text:p text:style-name="P26">TEEditableToken</text:p></table:table-cell><table:covered-table-cell/></table:table-row><table:table-row><table:table-cell table:style-name="Tabelle7.A2" office:value-type="string"><text:p text:style-name="P8">knotsList[]</text:p><text:p text:style-name="P8">leftVectors[]</text:p><text:p text:style-name="P8">rightVectors[]</text:p></table:table-cell><table:table-cell table:style-name="Tabelle7.B2" office:value-type="string"><text:p text:style-name="P8">middlePath (unused)</text:p><text:p text:style-name="P8">outerShape (Path)</text:p><text:p text:style-name="P8">index</text:p></table:table-cell></table:table-row><table:table-row><table:table-cell table:style-name="Tabelle7.A3" table:number-columns-spanned="2" office:value-type="string"><text:p text:style-name="P7">getRelativeToken</text:p><text:p text:style-name="P7">setKnotType</text:p><text:p text:style-name="P7">redefineKnotTypesAndSetColors</text:p><text:p text:style-name="P7">getNewKnotTypeColor</text:p><text:p text:style-name="P7">getDeleteKnotTypeColor</text:p><text:p text:style-name="P7">insertNewKnot</text:p><text:p text:style-name="P7">deleteMarkedKnotFromArray</text:p><text:p text:style-name="P7">handleEvent</text:p><text:p text:style-name="P7">handleMouseDown/Drag/Up</text:p></table:table-cell><table:covered-table-cell/></table:table-row></table:table><text:p text:style-name="P23"/></draw:text-box></draw:frame><draw:frame draw:style-name="fr1" draw:name="Rahmen6" text:anchor-type="paragraph" svg:x="8.573cm" svg:y="11.523cm" svg:width="6.634cm" draw:z-index="5"><draw:text-box fo:min-height="2.852cm"><table:table table:name="Tabelle6" table:style-name="Tabelle6"><table:table-column table:style-name="Tabelle6.A"/><table:table-row><table:table-cell table:style-name="Tabelle6.A1" office:value-type="string"><text:p text:style-name="P26">TERotatingAxisRelativeKnot</text:p></table:table-cell></table:table-row><table:table-row><table:table-cell table:style-name="Tabelle6.A2" office:value-type="string"><text:p text:style-name="P8">type</text:p><text:p text:style-name="P8">rd1</text:p><text:p text:style-name="P8">rd2</text:p></table:table-cell></table:table-row><table:table-row><table:table-cell table:style-name="Tabelle6.A3" office:value-type="string"><text:p text:style-name="P10">setType</text:p><text:p text:style-name="P10">getType</text:p></table:table-cell></table:table-row></table:table><text:p text:style-name="P23"/></draw:text-box></draw:frame><draw:frame draw:style-name="fr1" draw:name="Rahmen5" text:anchor-type="paragraph" svg:x="8.574cm" svg:y="8.329cm" svg:width="7.186cm" draw:z-index="4"><draw:text-box fo:min-height="2.658cm"><table:table table:name="Tabelle5" table:style-name="Tabelle5"><table:table-column table:style-name="Tabelle5.A"/><table:table-row><table:table-cell table:style-name="Tabelle5.A1" office:value-type="string"><text:p text:style-name="P26">TERotatingAxisRelativeToken</text:p></table:table-cell></table:table-row><table:table-row><table:table-cell table:style-name="Tabelle5.A2" office:value-type="string"><text:p text:style-name="P8">knotsList[]</text:p></table:table-cell></table:table-row><table:table-row><table:table-cell table:style-name="Tabelle5.A3" office:value-type="string"><text:p text:style-name="P10">insertNewRelativeKnot</text:p><text:p text:style-name="P10">updateRelativeCoordinates</text:p></table:table-cell></table:table-row></table:table><text:p text:style-name="P23"/></draw:text-box></draw:frame><draw:frame draw:style-name="fr1" draw:name="Rahmen3" text:anchor-type="paragraph" svg:x="8.611cm" svg:y="2.115cm" svg:width="7.186cm" draw:z-index="2"><draw:text-box fo:min-height="3.893cm"><table:table table:name="Tabelle3" table:style-name="Tabelle3"><table:table-column table:style-name="Tabelle3.A"/><table:table-column table:style-name="Tabelle3.B"/><table:table-row><table:table-cell table:style-name="Tabelle3.A1" table:number-columns-spanned="2" office:value-type="string"><text:p text:style-name="P25">TERotatingAxis</text:p></table:table-cell><table:covered-table-cell/></table:table-row><table:table-row><table:table-cell table:style-name="Tabelle3.A2" office:value-type="string"><text:p text:style-name="P9">centerRotatingAxis</text:p><text:p text:style-name="P9">inclinationValue</text:p><text:p text:style-name="P10">inclinationLabel</text:p></table:table-cell><table:table-cell table:style-name="Tabelle3.B2" office:value-type="string"><text:p text:style-name="P9">controlCircle</text:p><text:p text:style-name="P9">line</text:p><text:p text:style-name="P9">relativeToken</text:p></table:table-cell></table:table-row><table:table-row><table:table-cell table:style-name="Tabelle3.A3" table:number-columns-spanned="2" office:value-type="string"><text:p text:style-name="P10">getStraightLIneStartAndEndPoints</text:p><text:p text:style-name="P10">calculateHorizontalIntersectionX</text:p><text:p text:style-name="P10">calculateHorizontal<text:span text:style-name="T8">IntersectionRelativeX</text:span></text:p><text:p text:style-name="P21"><text:span text:style-name="T7">calculate</text:span><text:span text:style-name="T8">Orthogonal</text:span>IntersectionWithRotationAxis</text:p><text:p text:style-name="P10">getRelativeCoordinates</text:p><text:p text:style-name="P10">updateVisibleKnots</text:p><text:p text:style-name="P10">recalculateFreehandPoints</text:p><text:p text:style-name="P10">handleEvent</text:p><text:p text:style-name="P10">handleMouseDown/Drag/Up</text:p></table:table-cell><table:covered-table-cell/></table:table-row></table:table><text:p text:style-name="P23"/></draw:text-box></draw:frame><draw:frame draw:style-name="fr2" draw:name="Rahmen2" text:anchor-type="paragraph" svg:x="-0.056cm" svg:y="0.799cm" svg:width="7.186cm" draw:z-index="1"><draw:text-box fo:min-height="6.075cm"><table:table table:name="Tabelle2" table:style-name="Tabelle2"><table:table-column table:style-name="Tabelle2.A"/><table:table-column table:style-name="Tabelle2.B"/><table:table-row><table:table-cell table:style-name="Tabelle2.A1" table:number-columns-spanned="2" office:value-type="string"><text:p text:style-name="P24">TEDrawingArea</text:p></table:table-cell><table:covered-table-cell/></table:table-row><table:table-row><table:table-cell table:style-name="Tabelle2.A2" office:value-type="string"><text:p text:style-name="P5">editableToken</text:p><text:p text:style-name="P5">rotatingAxis</text:p><text:p text:style-name="P5">preceeding following</text:p></table:table-cell><table:table-cell table:style-name="Tabelle2.B2" office:value-type="string"><text:p text:style-name="P6">fhToken <text:span text:style-name="T2">(Path)</text:span></text:p><text:p text:style-name="P4">actualToken</text:p><text:p text:style-name="P7">markedCircle</text:p><text:p text:style-name="P7"><text:span text:style-name="T1">knotLabel </text:span><text:span text:style-name="T5">(TEKnotLabel)</text:span></text:p></table:table-cell></table:table-row><table:table-row><table:table-cell table:style-name="Tabelle2.A3" table:number-columns-spanned="2" office:value-type="string"><text:p text:style-name="P7">setMarkedCircle </text:p><text:p text:style-name="P7">calculateFreehandHandles</text:p><text:p text:style-name="P7">copyKnotsToFreehandPath</text:p><text:p text:style-name="P7">updateFreehandPath</text:p><text:p text:style-name="P7">calculateLeftRightVectors</text:p><text:p text:style-name="P7">calculateOuterShapeHandles</text:p><text:p text:style-name="P7">calculateOuterShape</text:p><text:p text:style-name="P7">getDrawingAreaObject</text:p><text:p text:style-name="P7">handleEvent</text:p><text:p text:style-name="P7">handleMouseDown/Drag/Up</text:p></table:table-cell><table:covered-table-cell/></table:table-row></table:table><text:p text:style-name="P23"/></draw:text-box></draw:frame><draw:frame draw:style-name="fr1" draw:name="Rahmen12" text:anchor-type="paragraph" svg:x="18.872cm" svg:y="4.068cm" svg:width="7.186cm" draw:z-index="11"><draw:text-box fo:min-height="1.697cm"><table:table table:name="Tabelle12" table:style-name="Tabelle12"><table:table-column table:style-name="Tabelle12.A"/><table:table-row><table:table-cell table:style-name="Tabelle12.A1" office:value-type="string"><text:p text:style-name="P27">TEConnectionPoint</text:p></table:table-cell></table:table-row><table:table-row><table:table-cell table:style-name="Tabelle12.A2" office:value-type="string"><text:p text:style-name="P15">line</text:p></table:table-cell></table:table-row><table:table-row><table:table-cell table:style-name="Tabelle12.A3" office:value-type="string"><text:p text:style-name="P16">markCircle / unmarkCircle</text:p><text:p text:style-name="P15">handleEvent</text:p><text:p text:style-name="P15">handleMouseDown/Drag/Up</text:p></table:table-cell></table:table-row></table:table><text:p text:style-name="P23"/></draw:text-box></draw:frame><draw:frame draw:style-name="fr1" draw:name="Rahmen13" text:anchor-type="paragraph" svg:x="-0.619cm" svg:y="13.79cm" svg:width="7.186cm" draw:z-index="12"><draw:text-box fo:min-height="2.66cm"><table:table table:name="Tabelle13" table:style-name="Tabelle13"><table:table-column table:style-name="Tabelle13.A"/><table:table-row><table:table-cell table:style-name="Tabelle13.A1" office:value-type="string"><text:p text:style-name="P29">TETwoGroupedVerticalSliders</text:p></table:table-cell></table:table-row><table:table-row><table:table-cell table:style-name="Tabelle13.A2" office:value-type="string"><text:p text:style-name="P20">linkedKnot</text:p><text:p text:style-name="P22"/><text:p text:style-name="P19">related classes:</text:p><text:p text:style-name="P12">TEMovingVerticalSlider</text:p><text:p text:style-name="P12">TETensionSliders</text:p></table:table-cell></table:table-row><table:table-row><table:table-cell table:style-name="Tabelle13.A3" office:value-type="string"><text:p text:style-name="P20">link / unlink</text:p><text:p text:style-name="P20">setValues</text:p><text:p text:style-name="P20">hide/showVerticalSliders</text:p><text:p text:style-name="P20">handleEvent</text:p></table:table-cell></table:table-row></table:table><text:p text:style-name="P23"/></draw:text-box></draw:frame><draw:frame draw:style-name="fr1" draw:name="Rahmen14" text:anchor-type="paragraph" svg:x="18.725cm" svg:y="16.2cm" svg:width="7.186cm" draw:z-index="20"><draw:text-box fo:min-height="1.697cm"><table:table table:name="Tabelle14" table:style-name="Tabelle14"><table:table-column table:style-name="Tabelle14.A"/><table:table-column table:style-name="Tabelle14.B"/><table:table-row><table:table-cell table:style-name="Tabelle14.A1" table:number-columns-spanned="2" office:value-type="string"><text:p text:style-name="P27">TE<text:span text:style-name="T10">KnotVector</text:span></text:p></table:table-cell><table:covered-table-cell/></table:table-row><table:table-row><table:table-cell table:style-name="Tabelle14.A2" office:value-type="string"><text:p text:style-name="P17">type</text:p><text:p text:style-name="P18">distance</text:p></table:table-cell><table:table-cell table:style-name="Tabelle14.B2" office:value-type="string"><text:p text:style-name="P18">line</text:p></table:table-cell></table:table-row></table:table><text:p text:style-name="P23"/></draw:text-box></draw:frame><draw:line text:anchor-type="paragraph" draw:z-index="15" draw:style-name="gr1" draw:text-style-name="P30" svg:x1="4.096cm" svg:y1="8.029cm" svg:x2="2.538cm" svg:y2="1.78cm"><text:p/></draw:line><draw:line text:anchor-type="paragraph" draw:z-index="16" draw:style-name="gr1" draw:text-style-name="P30" svg:x1="8.468cm" svg:y1="2.568cm" svg:x2="2.388cm" svg:y2="2.212cm"><text:p/></draw:line><draw:line text:anchor-type="paragraph" draw:z-index="17" draw:style-name="gr1" draw:text-style-name="P30" svg:x1="16.193cm" svg:y1="8.123cm" svg:x2="1.976cm" svg:y2="2.512cm"><text:p/></draw:line><draw:line text:anchor-type="paragraph" draw:z-index="18" draw:style-name="gr1" draw:text-style-name="P30" svg:x1="19.484cm" svg:y1="11.237cm" svg:x2="1.826cm" svg:y2="2.887cm"><text:p/></draw:line><draw:line text:anchor-type="paragraph" draw:z-index="19" draw:style-name="gr1" draw:text-style-name="P30" svg:x1="16.538cm" svg:y1="14.672cm" svg:x2="2.145cm" svg:y2="8.61cm"><text:p/></draw:line><draw:line text:anchor-type="paragraph" draw:z-index="21" draw:style-name="gr1" draw:text-style-name="P30" svg:x1="18.62cm" svg:y1="16.662cm" svg:x2="2.484cm" svg:y2="9.098cm"><text:p/></draw:line><draw:line text:anchor-type="paragraph" draw:z-index="22" draw:style-name="gr1" draw:text-style-name="P30" svg:x1="18.62cm" svg:y1="16.662cm" svg:x2="2.484cm" svg:y2="9.361cm"><text:p/></draw:line><draw:line text:anchor-type="paragraph" draw:z-index="23" draw:style-name="gr1" draw:text-style-name="P30" svg:x1="16.539cm" svg:y1="14.672cm" svg:x2="1.489cm" svg:y2="14.822cm"><text:p/></draw:line><draw:line text:anchor-type="paragraph" draw:z-index="24" draw:style-name="gr1" draw:text-style-name="P30" svg:x1="13.684cm" svg:y1="8.61cm" svg:x2="13.684cm" svg:y2="4.052cm"><text:p/></draw:line><draw:line text:anchor-type="paragraph" draw:z-index="25" draw:style-name="gr1" draw:text-style-name="P30" svg:x1="10.832cm" svg:y1="11.742cm" svg:x2="10.832cm" svg:y2="9.361cm"><text:p/></draw:line><draw:line text:anchor-type="paragraph" draw:z-index="28" draw:style-name="gr1" draw:text-style-name="P30" svg:x1="20.759cm" svg:y1="8.043cm" svg:x2="23.594cm" svg:y2="4.441cm"><text:p/></draw:line><draw:line text:anchor-type="paragraph" draw:z-index="29" draw:style-name="gr1" draw:text-style-name="P30" svg:x1="23.781cm" svg:y1="10.934cm" svg:x2="23.779cm" svg:y2="4.558cm"><text:p/></draw:line><draw:line text:anchor-type="paragraph" draw:z-index="30" draw:style-name="gr1" draw:text-style-name="P30" svg:x1="20.459cm" svg:y1="14.386cm" svg:x2="23.613cm" svg:y2="4.593cm"><text:p/></draw:line><text:span text:style-name="T4">(</text:span><text:span text:style-name="T3">not complete</text:span><text:span text:style-name="T4"> / </text:span><text:span text:style-name="T3">only schematic</text:span><text:span text:style-name="T4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01cm" fo:margin-bottom="1.40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uege </meta:initial-creator>
    <meta:creation-date>2018-11-27T15:19:22.883017692</meta:creation-date>
    <dc:date>2018-11-27T16:48:46.010694959</dc:date>
    <dc:creator>smuege </dc:creator>
    <meta:editing-duration>PT1H22M13S</meta:editing-duration>
    <meta:editing-cycles>9</meta:editing-cycles>
    <meta:generator>LibreOffice/4.2.8.2$Linux_X86_64 LibreOffice_project/420m0$Build-2</meta:generator>
    <meta:document-statistic meta:table-count="14" meta:image-count="0" meta:object-count="0" meta:page-count="1" meta:paragraph-count="114" meta:word-count="143" meta:character-count="2038" meta:non-whitespace-character-count="2008"/>
  </office:meta>
</office:document-meta>
</file>